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0922*"/>
    </style:style>
    <style:style style:name="Tabla1.F" style:family="table-column">
      <style:table-column-properties style:column-width="2.932cm" style:rel-column-width="109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2pt" officeooo:rsid="0001c1d9" officeooo:paragraph-rsid="0001c1d9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fo:font-weight="bold" officeooo:rsid="0001c1d9" officeooo:paragraph-rsid="0001c1d9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officeooo:rsid="0001c1d9" officeooo:paragraph-rsid="0001c1d9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6pt" style:text-underline-style="none" fo:font-weight="normal" officeooo:rsid="0001c1d9" officeooo:paragraph-rsid="0001c1d9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style:text-underline-style="none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style:text-underline-style="none" officeooo:paragraph-rsid="0001c1d9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style:text-underline-style="none" officeooo:rsid="000ea04f" officeooo:paragraph-rsid="000ea04f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language="es" fo:country="ES" style:text-underline-style="solid" style:text-underline-width="auto" style:text-underline-color="font-color" fo:font-weight="normal" officeooo:rsid="0001c1d9" officeooo:paragraph-rsid="0001c1d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normal" officeooo:rsid="0001c1d9" officeooo:paragraph-rsid="0001c1d9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normal" officeooo:rsid="0001c1d9" officeooo:paragraph-rsid="0001c1d9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language="es" fo:country="ES" style:text-underline-style="solid" style:text-underline-width="auto" style:text-underline-color="font-color" fo:font-weight="normal" officeooo:rsid="0001c1d9" officeooo:paragraph-rsid="0001c1d9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fo:language="es" fo:country="ES" officeooo:paragraph-rsid="0001c1d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language="es" fo:country="ES" officeooo:rsid="0001c1d9" officeooo:paragraph-rsid="0001c1d9" style:font-size-asian="13pt" style:font-size-complex="13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Arial" fo:font-size="13pt" fo:language="es" fo:country="ES" style:text-underline-style="none" officeooo:rsid="00073822" officeooo:paragraph-rsid="00073822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language="es" fo:country="ES" style:text-underline-style="none" officeooo:rsid="000a3c8c" officeooo:paragraph-rsid="000a3c8c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fo:language="es" fo:country="ES" style:text-underline-style="none" officeooo:rsid="000c1b82" officeooo:paragraph-rsid="000c1b82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3pt" fo:language="es" fo:country="ES" style:text-underline-style="none" officeooo:rsid="0012b36a" officeooo:paragraph-rsid="0012b36a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3pt" fo:language="es" fo:country="ES" style:text-underline-style="none" officeooo:rsid="0012b36a" officeooo:paragraph-rsid="0012b36a" style:font-size-asian="11.3500003814697pt" style:font-size-complex="13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Arial" fo:font-size="13pt" style:text-underline-style="none" officeooo:paragraph-rsid="0001c1d9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3pt" style:text-underline-style="none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3pt" style:text-underline-style="none" officeooo:rsid="000ea04f" officeooo:paragraph-rsid="000ea04f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3pt" style:text-underline-style="none" officeooo:rsid="000ecac2" officeooo:paragraph-rsid="000ecac2" style:font-size-asian="13pt" style:font-size-complex="13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3pt" style:text-underline-style="none" officeooo:rsid="000f3447" officeooo:paragraph-rsid="000f3447" style:font-size-asian="13pt" style:font-size-complex="13pt"/>
    </style:style>
    <style:style style:name="P25" style:family="paragraph" style:parent-style-name="Standard">
      <style:paragraph-properties fo:text-align="justify" style:justify-single-word="false"/>
      <style:text-properties style:font-name="Bahnschrift Light SemiCondensed" fo:font-size="14pt" style:text-underline-style="none" officeooo:rsid="000ea04f" officeooo:paragraph-rsid="000ea04f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6pt" officeooo:rsid="0002c066" officeooo:paragraph-rsid="0002c066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6pt" officeooo:rsid="0009800a" officeooo:paragraph-rsid="0009800a" style:font-size-asian="14pt" style:font-size-complex="16pt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0pt" officeooo:rsid="0002c066" officeooo:paragraph-rsid="0002c066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15pt" officeooo:rsid="0002c066" officeooo:paragraph-rsid="0009eb4b" style:font-size-asian="15pt" style:font-size-complex="15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5pt" officeooo:rsid="0009800a" officeooo:paragraph-rsid="0009800a" style:font-size-asian="15pt" style:font-size-complex="15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5pt" style:font-size-asian="15pt" style:font-size-complex="15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5pt" officeooo:paragraph-rsid="0009800a" style:font-size-asian="15pt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officeooo:paragraph-rsid="000a3c8c" style:font-size-asian="15pt" style:font-size-complex="15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3pt" fo:language="es" fo:country="ES" style:text-underline-style="none" fo:font-weight="normal" officeooo:rsid="0001c1d9" officeooo:paragraph-rsid="0001c1d9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Arial" fo:font-size="13pt" fo:language="es" fo:country="ES" style:text-underline-style="none" fo:font-weight="normal" officeooo:rsid="00080e82" officeooo:paragraph-rsid="00080e82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3pt" fo:language="es" fo:country="ES" style:text-underline-style="none" fo:font-weight="normal" officeooo:rsid="0012b36a" officeooo:paragraph-rsid="0012b36a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Arial" fo:font-size="13pt" style:text-underline-style="none" fo:font-weight="normal" officeooo:rsid="0001c1d9" officeooo:paragraph-rsid="0001c1d9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3pt" style:text-underline-style="none" fo:font-weight="normal" officeooo:rsid="0009800a" officeooo:paragraph-rsid="0009800a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3pt" style:text-underline-style="none" fo:font-weight="normal" officeooo:rsid="0012b36a" officeooo:paragraph-rsid="000f3447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3pt" style:text-underline-style="none" officeooo:rsid="000ea04f" officeooo:paragraph-rsid="000ea04f" style:font-size-asian="13pt" style:font-size-complex="13pt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Arial" fo:font-size="16pt" style:text-underline-style="none" fo:font-weight="normal" officeooo:rsid="0001c1d9" officeooo:paragraph-rsid="0001c1d9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officeooo:rsid="0001c1d9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09800a" officeooo:paragraph-rsid="0009800a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line-height="100%" fo:text-align="center" style:justify-single-word="false"/>
      <style:text-properties style:font-name="Arial" fo:font-size="16pt" style:text-underline-style="solid" style:text-underline-width="auto" style:text-underline-color="font-color" fo:font-weight="normal" officeooo:rsid="0009800a" officeooo:paragraph-rsid="0009800a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normal" officeooo:rsid="0009800a" officeooo:paragraph-rsid="0009800a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" fo:font-size="16pt" fo:language="es" fo:country="ES" style:text-underline-style="none" fo:font-weight="normal" officeooo:rsid="0001c1d9" officeooo:paragraph-rsid="0001c1d9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6pt" fo:language="es" fo:country="ES" style:text-underline-style="none" fo:font-weight="normal" officeooo:rsid="0012b36a" officeooo:paragraph-rsid="0012b36a" style:font-size-asian="16pt" style:font-weight-asian="normal" style:font-size-complex="16pt" style:font-weight-complex="normal"/>
    </style:style>
    <style:style style:name="P49" style:family="paragraph">
      <loext:graphic-properties draw:fill="none"/>
    </style:style>
    <style:style style:name="T1" style:family="text">
      <style:text-properties officeooo:rsid="0001c1d9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1c1d9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1c1d9" style:font-weight-asian="normal" style:font-weight-complex="normal"/>
    </style:style>
    <style:style style:name="T6" style:family="text">
      <style:text-properties fo:font-weight="normal" officeooo:rsid="00080e82" style:font-weight-asian="normal" style:font-weight-complex="normal"/>
    </style:style>
    <style:style style:name="T7" style:family="text">
      <style:text-properties fo:font-weight="normal" officeooo:rsid="000c1b82" style:font-weight-asian="normal" style:font-weight-complex="normal"/>
    </style:style>
    <style:style style:name="T8" style:family="text">
      <style:text-properties fo:font-weight="normal" officeooo:rsid="000ea04f" style:font-weight-asian="normal" style:font-weight-complex="normal"/>
    </style:style>
    <style:style style:name="T9" style:family="text">
      <style:text-properties fo:font-weight="normal" officeooo:rsid="0012b36a" style:font-weight-asian="normal" style:font-weight-complex="normal"/>
    </style:style>
    <style:style style:name="T10" style:family="text">
      <style:text-properties officeooo:rsid="000496a0"/>
    </style:style>
    <style:style style:name="T11" style:family="text">
      <style:text-properties officeooo:rsid="000622e2"/>
    </style:style>
    <style:style style:name="T12" style:family="text">
      <style:text-properties officeooo:rsid="00073822"/>
    </style:style>
    <style:style style:name="T13" style:family="text">
      <style:text-properties officeooo:rsid="000d47f3"/>
    </style:style>
    <style:style style:name="T14" style:family="text">
      <style:text-properties officeooo:rsid="000ea04f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4.554cm" fo:min-width="17.9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3.129cm" fo:min-width="17.9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842cm" fo:min-width="17.9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4.085cm" fo:min-width="17.9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4.346cm" fo:min-width="17.9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Práctica 4</text:p>
      <text:p text:style-name="P3">Modelos Gráficos Probabilístic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Vicente Gras Mas</text:p>
      <text:p text:style-name="P12"><text:soft-page-break/>Introducción</text:p>
      <text:p text:style-name="P9"/>
      <text:p text:style-name="P13"><text:span text:style-name="T3">El objetivo de esta práctica es experimentar con Modelos Gráficos Probabilísticos, </text:span>tambi<text:span text:style-name="T1">é</text:span>n conocidos como Redes Bayesianas. Para ello utilizaremos el toolkit <text:span text:style-name="T1">BNT </text:span>para <text:span text:style-name="T3">matlab.</text:span></text:p>
      <text:p text:style-name="P35"/>
      <text:p text:style-name="P35">Haremos uso de un ejemplo simple llamado “Sprinkler” el cual es una red bayesiana simple que tiene información sobre la relación entre Nublado, que un aspersor esté encendido, que llueva y que esté el césped húmedo. Luego vamos a explorar las capacidades de aprendizaje principales que ofrece BNT: aprendizaje con datos completos y aprendizaje con datos incompletos mediante<text:line-break/>Esperanza Maximización (EM).</text:p>
      <text:p text:style-name="P35"/>
      <text:p text:style-name="P14"><text:span text:style-name="T3">P</text:span><text:span text:style-name="T2">or último haremos un par de ejercicios sobre lo que se ha visto en la práctica, que son los que recoge este boletín. </text:span></text:p>
      <text:p text:style-name="P11"/>
      <text:p text:style-name="P11"/>
      <text:p text:style-name="P10">Ejercicio A</text:p>
      <text:p text:style-name="P5"/>
      <text:p text:style-name="P20"><text:span text:style-name="T5">En el ejemplo \Sprinkler", repetir los procesos de aprendizaje a partir de datos </text:span>completos y de datos incompletos explicados en la Sec.2.3, usando un n<text:span text:style-name="T1">úmero</text:span> mucho mayor de muestras de aprendizaje (por ejemplo, nMuestras = 1000), as<text:span text:style-name="T1">í</text:span> como <text:span text:style-name="T5">permitiendo un mayor número de iteraciones. Comentar los resultados obtenidos.</text:span></text:p>
      <text:p text:style-name="P38"/>
      <text:p text:style-name="P38">Con los resultados obtenidos de los scripts de matlab DatosCompletos.m y DatosIncompletos.m hemos desarrollado las siguientes tablas:</text:p>
      <text:p text:style-name="P5"/>
      <text:p text:style-name="P45">Datos Completos</text:p>
      <text:p text:style-name="P5"/>
      <text:p text:style-name="P5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26">Nº <text:span text:style-name="T12">Muestr</text:span></text:p>
          </table:table-cell>
          <table:table-cell table:style-name="Tabla1.A1" office:value-type="string">
            <text:p text:style-name="P26"><text:s text:c="4"/>1000</text:p>
          </table:table-cell>
          <table:table-cell table:style-name="Tabla1.A1" office:value-type="string">
            <text:p text:style-name="P26"><text:s text:c="4"/>5000</text:p>
          </table:table-cell>
          <table:table-cell table:style-name="Tabla1.A1" office:value-type="string">
            <text:p text:style-name="P26"><text:s text:c="3"/>10000</text:p>
          </table:table-cell>
          <table:table-cell table:style-name="Tabla1.A1" office:value-type="string">
            <text:p text:style-name="P26"><text:s text:c="3"/>15000</text:p>
          </table:table-cell>
          <table:table-cell table:style-name="Tabla1.F1" office:value-type="string">
            <text:p text:style-name="P26"><text:s text:c="4"/>20000</text:p>
          </table:table-cell>
        </table:table-row>
        <table:table-row>
          <table:table-cell table:style-name="Tabla1.A2" office:value-type="string">
            <text:p text:style-name="P28"><text:s text:c="8"/>Original</text:p>
            <text:p text:style-name="P28"><text:s text:c="2"/>f <text:s text:c="20"/>t</text:p>
            <text:p text:style-name="P28">1.0 <text:s text:c="16"/>0.0</text:p>
            <text:p text:style-name="P28">0.1 <text:s text:c="16"/>0.9</text:p>
            <text:p text:style-name="P28">0.1 <text:s text:c="16"/>0.9</text:p>
            <text:p text:style-name="P28">0.01 <text:s text:c="12"/>0.99</text:p>
          </table:table-cell>
          <table:table-cell table:style-name="Tabla1.A2" office:value-type="string">
            <text:p text:style-name="P29"/>
            <text:p text:style-name="P29"><text:s text:c="4"/><text:span text:style-name="T10">f <text:s text:c="14"/>t</text:span></text:p>
            <text:p text:style-name="P29">1.0000 0.0000 0.1085 0.8915 0.0905 0.9095 0.0250 <text:s text:c="5"/>0.975 <text:s/></text:p>
          </table:table-cell>
          <table:table-cell table:style-name="Tabla1.A2" office:value-type="string">
            <text:p text:style-name="P29"/>
            <text:p text:style-name="P29"><text:s text:c="4"/><text:span text:style-name="T10">f <text:s text:c="15"/>t</text:span></text:p>
            <text:p text:style-name="P29">1.0000 <text:s text:c="3"/>0.0000 <text:s/>0.0966 <text:s text:c="4"/>0.9034 0.1041 <text:s text:c="3"/>0.8959 0.0150 <text:s text:c="5"/>0.985</text:p>
          </table:table-cell>
          <table:table-cell table:style-name="Tabla1.A2" office:value-type="string">
            <text:p text:style-name="P29"/>
            <text:p text:style-name="P29"><text:s text:c="5"/><text:span text:style-name="T10">f <text:s text:c="15"/>t</text:span></text:p>
            <text:p text:style-name="P29">1.0000 <text:s text:c="4"/>0.0000 <text:s text:c="3"/>0.1013 <text:s text:c="4"/>0.8987 <text:s text:c="2"/>0.1048 <text:s text:c="4"/>0.8952 0.0108 <text:s text:c="5"/>0.989</text:p>
          </table:table-cell>
          <table:table-cell table:style-name="Tabla1.A2" office:value-type="string">
            <text:p text:style-name="P29"/>
            <text:p text:style-name="P29"><text:s text:c="5"/><text:span text:style-name="T10">f <text:s text:c="15"/>t</text:span></text:p>
            <text:p text:style-name="P29">1.0000 <text:s text:c="4"/>0.0000 0.1063 <text:s text:c="4"/>0.8937 0.1059 <text:s text:c="4"/>0.8941 0.0129 <text:s text:c="5"/>0.987 </text:p>
          </table:table-cell>
          <table:table-cell table:style-name="Tabla1.F2" office:value-type="string">
            <text:p text:style-name="P29"/>
            <text:p text:style-name="P29"><text:s text:c="4"/><text:span text:style-name="T11">f <text:s text:c="16"/>t</text:span></text:p>
            <text:p text:style-name="P29">1.0000 <text:s text:c="4"/>0.0000 0.1081 <text:s text:c="4"/>0.8919 0.1069 <text:s text:c="4"/>0.8931 0.0130 <text:s text:c="5"/>0.987 </text:p>
          </table:table-cell>
        </table:table-row>
      </table:table>
      <text:p text:style-name="P5"/>
      <text:p text:style-name="P36">En la tabla anterior podemos ver la probabilidad de que el césped este húmedo, siendo sus precedentes que esté lloviendo o los aspersores activados.</text:p>
      <text:p text:style-name="P36"/>
      <text:p text:style-name="P15"><text:soft-page-break/><text:span text:style-name="T4">Como podemos observar, con un número alto de </text:span><text:span text:style-name="T6">muestras</text:span><text:span text:style-name="T4"> (1000), ya se parece mucho a la original, se pueden apreciar pocas variaciones con el aumento del número de iteraciones.</text:span></text:p>
      <text:p text:style-name="P36">Se puede apreciar una mejora en la probabilidad de que el césped no esté húmedo y los aspersores no estén encendidos y no llueva, cuando hacemos la prueba con 1000 muestras obtenemos una probabilidad de 0.250, que se asemeja a la original, pero aún tiene vagaje (0.01), con el incremento del número de muestras, se va aproximando hasta que tiene un margen de error menor y se asemeja mas al original, no obstante una ejecución con un número de muestras de 1000 podría ser válido ya que es muy próximo al original.</text:p>
      <text:p text:style-name="P47"><text:s/></text:p>
      <text:p text:style-name="P46"/>
      <text:p text:style-name="P46"/>
      <text:p text:style-name="P46">Datos Incompletos</text:p>
      <text:p text:style-name="P46"/>
      <text:p text:style-name="P39">Para este método se ha hecho un experimento con 100, 1000 y 2000 elementos de muestra para ver como se comporta, en la siguiente tabla recogemos los resultados:</text:p>
      <text:p text:style-name="P44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27">NºMuestras</text:p>
          </table:table-cell>
          <table:table-cell table:style-name="Tabla2.A1" office:value-type="string">
            <text:p text:style-name="P27">100</text:p>
          </table:table-cell>
          <table:table-cell table:style-name="Tabla2.A1" office:value-type="string">
            <text:p text:style-name="P27">1000</text:p>
          </table:table-cell>
          <table:table-cell table:style-name="Tabla2.D1" office:value-type="string">
            <text:p text:style-name="P27">2000</text:p>
          </table:table-cell>
        </table:table-row>
        <table:table-row>
          <table:table-cell table:style-name="Tabla2.A2" office:value-type="string">
            <text:p text:style-name="P30"><text:s text:c="8"/>Original</text:p>
            <text:p text:style-name="P30"><text:s text:c="2"/>f <text:s text:c="20"/>t</text:p>
            <text:p text:style-name="P30">1.0 <text:s text:c="16"/>0.0</text:p>
            <text:p text:style-name="P30">0.1 <text:s text:c="16"/>0.9</text:p>
            <text:p text:style-name="P30">0.1 <text:s text:c="16"/>0.9</text:p>
            <text:p text:style-name="P30">0.01 <text:s text:c="12"/>0.99</text:p>
          </table:table-cell>
          <table:table-cell table:style-name="Tabla2.A2" office:value-type="string">
            <text:p text:style-name="P31"/>
            <text:p text:style-name="P31"/>
            <text:p text:style-name="P31">0.9996 <text:s text:c="5"/>0.0004</text:p>
            <text:p text:style-name="P31">0.0340 <text:s text:c="5"/>0.9660</text:p>
            <text:p text:style-name="P31">0.0071 <text:s text:c="5"/>0.9929</text:p>
            <text:p text:style-name="P31">0.1329 <text:s text:c="5"/>0.8671</text:p>
          </table:table-cell>
          <table:table-cell table:style-name="Tabla2.A2" office:value-type="string">
            <text:p text:style-name="P32"/>
            <text:p text:style-name="P32"/>
            <text:p text:style-name="P32">0.9988 <text:s text:c="5"/>0.0012 0.2952 <text:s text:c="5"/>0.7048<text:line-break/>0.1496 <text:s text:c="5"/>0.8504<text:line-break/>0.0601 <text:s text:c="5"/>0.9399</text:p>
          </table:table-cell>
          <table:table-cell table:style-name="Tabla2.D2" office:value-type="string">
            <text:p text:style-name="P33"/>
            <text:p text:style-name="P33"/>
            <text:p text:style-name="P34">0.9993 <text:s text:c="5"/>0.0007</text:p>
            <text:p text:style-name="P33">0.2559 <text:s text:c="5"/>0.7441 </text:p>
            <text:p text:style-name="P33">0.1401 <text:s text:c="5"/>0.8599 0.0631 <text:s text:c="5"/>0.9369 <text:s/></text:p>
          </table:table-cell>
        </table:table-row>
      </table:table>
      <text:p text:style-name="P44"/>
      <text:p text:style-name="P16"><text:span text:style-name="T4">Al haber información oculta, hay probabilidades que le cuesta acercarse a la original como puede ser la que el césped no esté húmedo y los aspersores estén apagados y esté lloviendo, que cuanto mayor es el número de muestras, más se asemeja al original, </text:span><text:span text:style-name="T7">necesitaría muchísimas muestras para poder acercarse a las probabilidades de la original con más exactitud.</text:span></text:p>
      <text:p text:style-name="P17"><text:span text:style-name="T7">A</text:span><text:span text:style-name="T4">l permitir mayor número de iteraciones, no hemos notado cambio, ya que converge con pocas iteraciones.</text:span></text:p>
      <text:p text:style-name="P44"/>
      <text:p text:style-name="P10"/>
      <text:p text:style-name="P10"/>
      <text:p text:style-name="P10"/>
      <text:p text:style-name="P10"/>
      <text:p text:style-name="P10"/>
      <text:p text:style-name="P10"><text:soft-page-break/>Ejercicio B</text:p>
      <text:p text:style-name="P10"/>
      <text:p text:style-name="P7"><text:span text:style-name="T5">En la pagina 6.10 del tema 6 de teora sobre modelos gracos probabilsticos podemos </text:span>ver una sencilla red bayesiana para diagnostico de cancer de pulmon. Se pide:</text:p>
      <text:p text:style-name="P7"/>
      <text:p text:style-name="P6">1. <text:span text:style-name="T13">D</text:span>esarrollar un script matlab que implemente dicha red usando BNT</text:p>
      <text:p text:style-name="P21"/>
      <text:p text:style-name="P22">El desarrollo de el implemento de la red se puede encontrar en los scripts EjDiagnostico.m y ExplProb.m, donde se hace lo siguiente:</text:p>
      <text:p text:style-name="P22"/>
      <text:p text:style-name="P22">Declaramos los nodos y ponemos las aristas.</text:p>
      <text:p text:style-name="P22"/>
      <text:p text:style-name="P22"><draw:custom-shape text:anchor-type="paragraph" draw:z-index="0" draw:name="Forma1" draw:style-name="gr1" draw:text-style-name="P49" svg:width="18.098cm" svg:height="4.654cm" svg:x="-0.295cm" svg:y="0.25cm"><text:p/><draw:enhanced-geometry svg:viewBox="0 0 21600 21600" draw:type="rectangle" draw:enhanced-path="M 0 0 L 21600 0 21600 21600 0 21600 0 0 Z N"/></draw:custom-shape></text:p>
      <text:p text:style-name="P22">Plcn = Polución, Fum = Fumador, RX = Rayos X, Dis = Disnea.</text:p>
      <text:p text:style-name="P25">N = 5; Plcn = 1; Fum = 2; CdP = 3; RX = 4; Dis = 5;</text:p>
      <text:p text:style-name="P25">grafo = zeros(N, N);</text:p>
      <text:p text:style-name="P25">grafo(Plcn,CdP) = 1;</text:p>
      <text:p text:style-name="P25">grafo(Fum,CdP) = 1;</text:p>
      <text:p text:style-name="P25">grafo(CdP,RX) = 1;</text:p>
      <text:p text:style-name="P25">grafo(CdP,Dis) = 1;</text:p>
      <text:p text:style-name="P25"/>
      <text:p text:style-name="P22">Asignamos pesos a cada nodo, al nodo RX le asignamos peso 3 ya que puede tomar 3 valores.</text:p>
      <text:p text:style-name="P25"><draw:custom-shape text:anchor-type="paragraph" draw:z-index="2" draw:name="Forma1" draw:style-name="gr3" draw:text-style-name="P49" svg:width="18.098cm" svg:height="2.941cm" svg:x="-0.295cm" svg:y="0.437cm"><text:p/><draw:enhanced-geometry svg:viewBox="0 0 21600 21600" draw:type="rectangle" draw:enhanced-path="M 0 0 L 21600 0 21600 21600 0 21600 0 0 Z N"/></draw:custom-shape></text:p>
      <text:p text:style-name="P25">nodosDiscretos = 1:N;</text:p>
      <text:p text:style-name="P25">tallaNodos = 2*ones(1,N);</text:p>
      <text:p text:style-name="P25">tallaNodos(1,4) = 3</text:p>
      <text:p text:style-name="P25">redB = mk_bnet(grafo, tallaNodos,'discrete', nodosDiscretos);</text:p>
      <text:p text:style-name="P25"/>
      <text:p text:style-name="P22">Asignamos tablas a cada nodo.</text:p>
      <text:p text:style-name="P25"><draw:custom-shape text:anchor-type="paragraph" draw:z-index="3" draw:name="Forma1" draw:style-name="gr4" draw:text-style-name="P49" svg:width="18.098cm" svg:height="4.185cm" svg:x="-0.268cm" svg:y="0.43cm"><text:p/><draw:enhanced-geometry svg:viewBox="0 0 21600 21600" draw:type="rectangle" draw:enhanced-path="M 0 0 L 21600 0 21600 21600 0 21600 0 0 Z N"/></draw:custom-shape></text:p>
      <text:p text:style-name="P25">redB.CPD{Plcn} = tabular_CPD(redB, Plcn, [0.9 0.1]);</text:p>
      <text:p text:style-name="P25">redB.CPD{Fum} = tabular_CPD(redB, Fum, [0.7 0.3]);</text:p>
      <text:p text:style-name="P25">redB.CPD{CdP} = tabular_CPD(redB, CdP, [0.999 0.97 0.95 0.92 0.001 0.03 0.05 0.08]);</text:p>
      <text:p text:style-name="P25">redB.CPD{RX} = tabular_CPD(redB, RX, [0.80 0.1 0.1 0.2 0.1 0.7]);</text:p>
      <text:p text:style-name="P25">redB.CPD{Dis} = tabular_CPD(redB, Dis, [0.7 0.35 0.3 0.65]);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2. Cual es la probabilidad de que un paciente no fumador no tenga cancer de <text:span text:style-name="T14">pulmón</text:span> si la <text:span text:style-name="T14">radiografía</text:span> ha dado un resultado negativo pero sufre disnea?</text:p>
      <text:p text:style-name="P6"/>
      <text:p text:style-name="P22">Para resolver este problema hemos hecho un script (EjDiagnostico.m) donde con la red bayesiana generada, hemos hecho lo siguiente:</text:p>
      <text:p text:style-name="P25"><draw:custom-shape text:anchor-type="paragraph" draw:z-index="4" draw:name="Forma1" draw:style-name="gr5" draw:text-style-name="P49" svg:width="18.098cm" svg:height="4.446cm" svg:x="-0.205cm" svg:y="0.474cm"><text:p/><draw:enhanced-geometry svg:viewBox="0 0 21600 21600" draw:type="rectangle" draw:enhanced-path="M 0 0 L 21600 0 21600 21600 0 21600 0 0 Z N"/></draw:custom-shape></text:p>
      <text:p text:style-name="P25">evidencia = cell(1,N);</text:p>
      <text:p text:style-name="P25">evidencia{Fum} = 1;</text:p>
      <text:p text:style-name="P25">evidencia{RX} = 1;</text:p>
      <text:p text:style-name="P25">evidencia{Dis} = 2;</text:p>
      <text:p text:style-name="P25">[motor, logVerosimi] = enter_evidence(motor, evidencia);</text:p>
      <text:p text:style-name="P25">m = marginal_nodes(motor,CdP);</text:p>
      <text:p text:style-name="P25">m.T'</text:p>
      <text:p text:style-name="P25"/>
      <text:p text:style-name="P22">Queremos saber la probabilidad de que un paciente no tenga cáncer de pulmón dado que no es fumador, en la radigrafía ha dado negativo y sufre disnea, por tanto, añadimos las evidencias que tenemos y creamos el motor, con el motor, indicamos que queremos saber los posibles valores de tener cáncer de pulmón (CdP) y ejecutamos, obteniendo:</text:p>
      <text:p text:style-name="P8"/>
      <text:p text:style-name="P8"><text:tab/><text:tab/><text:tab/><text:tab/><text:tab/>0.9989 <text:s text:c="3"/>0.0011</text:p>
      <text:p text:style-name="P22"/>
      <text:p text:style-name="P23">Donde podemos ver de manera trivial que la probabilidad de no tener cáncer en este caso es de 0.9989.</text:p>
      <text:p text:style-name="P6"/>
      <text:p text:style-name="P6">3. Cual es la <text:span text:style-name="T14">explicación</text:span> mas probable de que un paciente sufra <text:span text:style-name="T14">cáncer</text:span> de <text:span text:style-name="T8">pulmón</text:span><text:span text:style-name="T5">?</text:span></text:p>
      <text:p text:style-name="P43"/>
      <text:p text:style-name="P24"><text:span text:style-name="T5">P</text:span><text:span text:style-name="T4">ara saber esta explicación, en el script </text:span><text:span text:style-name="T9">ExplProb.m se ha hecho lo siguiente:</text:span></text:p>
      <text:p text:style-name="P40"><draw:custom-shape text:anchor-type="paragraph" draw:z-index="1" draw:name="Forma1" draw:style-name="gr2" draw:text-style-name="P49" svg:width="18.098cm" svg:height="3.229cm" svg:x="-0.242cm" svg:y="0.376cm"><text:p/><draw:enhanced-geometry svg:viewBox="0 0 21600 21600" draw:type="rectangle" draw:enhanced-path="M 0 0 L 21600 0 21600 21600 0 21600 0 0 Z N"/></draw:custom-shape></text:p>
      <text:p text:style-name="P40">evidencia = cell(1,N);</text:p>
      <text:p text:style-name="P40">evidencia{CdP} = 2;</text:p>
      <text:p text:style-name="P40">[motor, logVerosimi] = enter_evidence(motor, evidencia);</text:p>
      <text:p text:style-name="P40">[explMaxProb, logVver] = calc_mpe(motor, evidencia);</text:p>
      <text:p text:style-name="P40">explMaxProb</text:p>
      <text:p text:style-name="P40"><text:soft-page-break/></text:p>
      <text:p text:style-name="P40"/>
      <text:p text:style-name="P37">Hemos tomado como evidencia que el paciente tiene cáncer y hemos usado calc_mpe para saber que estado de los nodos son los mas probables, obteniendo tras su ejecución la siguiente solución:</text:p>
      <text:p text:style-name="P37"/>
      <text:p text:style-name="P18"><text:span text:style-name="T4"><text:tab/><text:tab/><text:tab/> <text:s text:c="2"/></text:span><text:span text:style-name="T15">{[1]} <text:s text:c="3"/>{[2]} <text:s text:c="3"/>{[2]} <text:s text:c="3"/>{[3]} <text:s text:c="3"/>{[2]}</text:span></text:p>
      <text:p text:style-name="P48"/>
      <text:p text:style-name="P19"><text:span text:style-name="T4">El 2 en la tercera posición nos indica que el paciente tiene cáncer, como hemos indicado en el código anterior, y nos muestra el estado más probable de cada nodo, dónde nos dice que lo más probable es que no haya polución, el paciente sea fumador, las radiografías muestran cáncer, y sufre de disnea, por lo que podemos decir que la explicación más probable que podemos dar al cáncer del paciente es que se ha desarrollado por ser fum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12-30T03:07:29.897000000</dc:date>
    <meta:editing-duration>PT53M53S</meta:editing-duration>
    <meta:editing-cycles>18</meta:editing-cycles>
    <meta:document-statistic meta:table-count="2" meta:image-count="0" meta:object-count="0" meta:page-count="6" meta:paragraph-count="104" meta:word-count="1043" meta:character-count="6810" meta:non-whitespace-character-count="5403"/>
  </office:meta>
</office:document-meta>
</file>